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2-DONE</text:p>
          </table:table-cell>
          <table:table-cell office:value-type="date" office:date-value="2013-12-25T20:32:27.686731" calcext:value-type="date">
            <text:p>25.12.13 20:3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 special CSS for mobile devic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splay most recent descriptions as suggestion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rt book entries by date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4.367122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2.345682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4.269268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e is stored in a wrong format!</text:p>
          </table:table-cell>
          <table:table-cell office:value-type="string" calcext:value-type="string">
            <text:p>2-DONE</text:p>
          </table:table-cell>
          <table:table-cell office:value-type="date" office:date-value="2013-12-25T20:11:36.77347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7.759763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lidate that input amount is a float</text:p>
          </table:table-cell>
          <table:table-cell office:value-type="string" calcext:value-type="string">
            <text:p>2-DONE</text:p>
          </table:table-cell>
          <table:table-cell office:value-type="date" office:date-value="2013-12-25T20:11:41.557425" calcext:value-type="date">
            <text:p>25.12.13 20:11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.00.0000</text:date>, <text:time style:data-style-name="N2" text:time-value="0000-00-00T00:00:01.020864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4M39S</meta:editing-duration>
    <meta:editing-cycles>22</meta:editing-cycles>
    <meta:generator>LibreOffice/4.1.3.2$Linux_X86_64 LibreOffice_project/410m0$Build-2</meta:generator>
    <dc:date>2013-12-25T20:32:28.089175966</dc:date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